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2.4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262cm" fo:min-width="2.774cm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4.2cm"/>
    </style:style>
    <style:style style:name="gr5" style:family="graphic" style:parent-style-name="standard">
      <style:graphic-properties draw:textarea-horizontal-align="justify" draw:textarea-vertical-align="middle" draw:auto-grow-height="false" fo:min-height="1.45cm" fo:min-width="1.8cm"/>
    </style:style>
    <style:style style:name="gr6" style:family="graphic" style:parent-style-name="standard">
      <style:graphic-properties draw:textarea-horizontal-align="justify" draw:textarea-vertical-align="middle" draw:auto-grow-height="false" fo:min-height="2.051cm" fo:min-width="4.601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412cm" fo:min-width="1.28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74cm" fo:min-width="3.292cm"/>
    </style:style>
    <style:style style:name="gr11" style:family="graphic" style:parent-style-name="standard">
      <style:graphic-properties draw:textarea-horizontal-align="justify" draw:textarea-vertical-align="middle" draw:auto-grow-height="false" fo:min-height="0.55cm" fo:min-width="0.832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497cm" fo:min-width="2.725cm"/>
    </style:style>
    <style:style style:name="gr14" style:family="graphic" style:parent-style-name="standard">
      <style:graphic-properties draw:textarea-horizontal-align="justify" draw:textarea-vertical-align="middle" draw:auto-grow-height="false" fo:min-height="0.497cm" fo:min-width="2.907cm"/>
    </style:style>
    <style:style style:name="gr15" style:family="graphic" style:parent-style-name="standard">
      <style:graphic-properties draw:textarea-horizontal-align="justify" draw:textarea-vertical-align="middle" draw:auto-grow-height="false" fo:min-height="1cm" fo:min-width="1.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7cm" fo:min-width="0.9cm"/>
    </style:style>
    <style:style style:name="gr18" style:family="graphic" style:parent-style-name="standard">
      <style:graphic-properties draw:textarea-horizontal-align="justify" draw:textarea-vertical-align="middle" draw:auto-grow-height="false" fo:min-height="1.05cm" fo:min-width="3.7cm"/>
    </style:style>
    <style:style style:name="gr19" style:family="graphic" style:parent-style-name="standard">
      <style:graphic-properties draw:textarea-horizontal-align="justify" draw:textarea-vertical-align="middle" draw:auto-grow-height="false" fo:min-height="1.251cm" fo:min-width="2.3cm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1.05cm"/>
    </style:style>
    <style:style style:name="gr21" style:family="graphic" style:parent-style-name="standard">
      <style:graphic-properties draw:textarea-horizontal-align="justify" draw:textarea-vertical-align="middle" draw:auto-grow-height="false" fo:min-height="0.41cm" fo:min-width="2.4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cm" svg:height="2.1cm" svg:x="1.6cm" svg:y="1.5cm">
          <text:p text:style-name="P1">Start/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cm" svg:y1="2.8cm" svg:x2="12.2cm" svg:y2="2.8cm">
          <text:p text:style-name="P1">Relationship</text:p>
          <text:p text:style-name="P1"/>
        </draw:line>
        <draw:custom-shape draw:style-name="gr3" draw:text-style-name="P1" draw:layer="layout" svg:width="5.2cm" svg:height="2.4cm" svg:x="13.8cm" svg:y="1.5cm">
          <text:p text:style-name="P1">Input/Outp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4.7cm" svg:height="2.2cm" svg:x="2cm" svg:y="5.4cm">
          <text:p text:style-name="P1">Proces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3.4cm" svg:x="7.9cm" svg:y="4.7cm">
          <text:p text:style-name="P1">Deci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5.1cm" svg:height="2.3cm" svg:x="13.6cm" svg:y="5.4cm">
          <text:p text:style-name="P1">Storage</text:p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0.001cm" svg:height="0.1cm" svg:x="9.9cm" svg:y="10.7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8" draw:text-style-name="P1" draw:layer="layout" svg:width="2.518cm" svg:height="0.934cm" svg:x="9.769cm" svg:y="1cm">
          <text:p text:style-name="P1">Star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1" draw:layer="layout" svg:x1="11.064cm" svg:y1="1.933cm" svg:x2="11.064cm" svg:y2="3cm">
          <text:p/>
        </draw:line>
        <draw:custom-shape draw:style-name="gr10" draw:text-style-name="P1" draw:layer="layout" svg:width="5.754cm" svg:height="1.5cm" svg:x="8.1cm" svg:y="3cm">
          <text:p text:style-name="P1"><text:span text:style-name="T1"/></text:p>
          <text:p text:style-name="P1"><text:span text:style-name="T1"/></text:p>
          <text:p text:style-name="P1"><text:span text:style-name="T1">Staff, Manager </text:span><text:span text:style-name="T1"><text:line-break/></text:span><text:span text:style-name="T1">&amp; Admin login selection</text:span></text:p>
          <text:p text:style-name="P1"><text:span text:style-name="T1">displayed</text:span></text:p>
          <text:p text:style-name="P1"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4637.7055650572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" draw:layer="layout" svg:x1="11.064cm" svg:y1="4.6cm" svg:x2="11.064cm" svg:y2="5.667cm">
          <text:p/>
        </draw:line>
        <draw:custom-shape draw:style-name="gr11" draw:text-style-name="P2" draw:layer="layout" svg:width="2.663cm" svg:height="1.6cm" svg:x="9.696cm" svg:y="5.6cm">
          <text:p text:style-name="P2"><text:span text:style-name="T2">Select Login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12" draw:text-style-name="P1" draw:layer="layout" svg:x1="9.697cm" svg:y1="6.4cm" svg:x2="6.603cm" svg:y2="6.4cm">
          <text:p/>
        </draw:line>
        <draw:line draw:style-name="gr9" draw:text-style-name="P1" draw:layer="layout" svg:x1="6.603cm" svg:y1="6.4cm" svg:x2="6.603cm" svg:y2="7.933cm">
          <text:p/>
        </draw:line>
        <draw:line draw:style-name="gr12" draw:text-style-name="P1" draw:layer="layout" svg:x1="12.359cm" svg:y1="6.4cm" svg:x2="15.813cm" svg:y2="6.4cm">
          <text:p/>
        </draw:line>
        <draw:line draw:style-name="gr9" draw:text-style-name="P1" draw:layer="layout" svg:x1="15.813cm" svg:y1="6.4cm" svg:x2="15.813cm" svg:y2="7.933cm">
          <text:p/>
        </draw:line>
        <draw:custom-shape draw:style-name="gr13" draw:text-style-name="P1" draw:layer="layout" svg:width="4.893cm" svg:height="1.133cm" svg:x="13.007cm" svg:y="7.933cm">
          <text:p text:style-name="P1"><text:span text:style-name="T3"/></text:p>
          <text:p text:style-name="P1"><text:span text:style-name="T4">Staff login screen</text:span></text:p>
          <text:p text:style-name="P1"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4637.7055650572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" draw:layer="layout" svg:x1="10.992cm" svg:y1="7.2cm" svg:x2="10.992cm" svg:y2="9.667cm">
          <text:p/>
        </draw:line>
        <draw:custom-shape draw:style-name="gr14" draw:text-style-name="P1" draw:layer="layout" svg:width="5.169cm" svg:height="1.133cm" svg:x="8.546cm" svg:y="9.667cm">
          <text:p text:style-name="P1"><text:span text:style-name="T3"/></text:p>
          <text:p text:style-name="P1"><text:span text:style-name="T2">Manager login screen</text:span></text:p>
          <text:p text:style-name="P1"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4637.7055650572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1" xml:id="id2" draw:id="id2" draw:layer="layout" svg:width="4.893cm" svg:height="1.133cm" svg:x="4.3cm" svg:y="7.933cm">
          <text:p text:style-name="P1"><text:span text:style-name="T3"/></text:p>
          <text:p text:style-name="P1"><text:span text:style-name="T1">Admin login screen</text:span></text:p>
          <text:p text:style-name="P1"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4637.7055650572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" draw:layer="layout" svg:x1="6.2cm" svg:y1="9.1cm" svg:x2="6.2cm" svg:y2="11cm">
          <text:p/>
        </draw:line>
        <draw:custom-shape draw:style-name="gr15" draw:text-style-name="P3" xml:id="id1" draw:id="id1" draw:layer="layout" svg:width="3.7cm" svg:height="2.5cm" svg:x="4.5cm" svg:y="10.9cm">
          <text:p text:style-name="P3"><text:span text:style-name="T2">Username &amp;</text:span></text:p>
          <text:p text:style-name="P3"><text:span text:style-name="T2"><text:s/></text:span><text:span text:style-name="T2">password </text:span></text:p>
          <text:p text:style-name="P3"><text:span text:style-name="T2">correc</text:span><text:span text:style-name="T5">t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9" draw:text-style-name="P1" draw:layer="layout" svg:x1="4.5cm" svg:y1="12.15cm" svg:x2="4.825cm" svg:y2="8.5cm" draw:start-shape="id1" draw:start-glue-point="5" draw:end-shape="id2" draw:end-glue-point="9" svg:d="M4500 12150h-702v-3650h1027" svg:viewBox="0 0 1028 3651">
          <text:p/>
        </draw:connector>
        <draw:frame draw:style-name="gr16" draw:layer="layout" svg:width="1.311cm" svg:height="0.962cm" svg:x="3.8cm" svg:y="10.138cm">
          <draw:text-box>
            <text:p>No</text:p>
          </draw:text-box>
        </draw:frame>
        <draw:line draw:style-name="gr9" draw:text-style-name="P1" draw:layer="layout" svg:x1="6.3cm" svg:y1="13.4cm" svg:x2="6.3cm" svg:y2="14.9cm">
          <text:p/>
        </draw:line>
        <draw:frame draw:style-name="gr16" draw:layer="layout" svg:width="1.535cm" svg:height="0.962cm" svg:x="6.4cm" svg:y="13.6cm">
          <draw:text-box>
            <text:p>Yes</text:p>
          </draw:text-box>
        </draw:frame>
        <draw:custom-shape draw:style-name="gr14" draw:text-style-name="P1" draw:layer="layout" svg:width="5.169cm" svg:height="1.133cm" svg:x="3.9cm" svg:y="14.9cm">
          <text:p text:style-name="P1"><text:span text:style-name="T3"/></text:p>
          <text:p text:style-name="P1"><text:span text:style-name="T2">Admin main menu </text:span></text:p>
          <text:p text:style-name="P1"><text:span text:style-name="T2">displayed</text:span></text:p>
          <text:p text:style-name="P1"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4637.7055650572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" draw:layer="layout" svg:x1="6.3cm" svg:y1="16cm" svg:x2="6.3cm" svg:y2="17.4cm">
          <text:p/>
        </draw:line>
        <draw:custom-shape draw:style-name="gr17" draw:text-style-name="P3" draw:layer="layout" svg:width="2.8cm" svg:height="1.9cm" svg:x="4.899cm" svg:y="17.3cm">
          <text:p text:style-name="P3"><text:span text:style-name="T2">Select Task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12" draw:text-style-name="P1" draw:layer="layout" svg:x1="7.7cm" svg:y1="18.3cm" svg:x2="9.9cm" svg:y2="18.3cm">
          <text:p/>
        </draw:line>
        <draw:line draw:style-name="gr9" draw:text-style-name="P1" draw:layer="layout" svg:x1="9.9cm" svg:y1="18.3cm" svg:x2="9.9cm" svg:y2="19.4cm">
          <text:p/>
        </draw:line>
        <draw:custom-shape draw:style-name="gr14" draw:text-style-name="P1" draw:layer="layout" svg:width="5.169cm" svg:height="1.133cm" svg:x="7.5cm" svg:y="19.4cm">
          <text:p text:style-name="P1"><text:span text:style-name="T3"/></text:p>
          <text:p text:style-name="P1"><text:span text:style-name="T2">Staff Search</text:span></text:p>
          <text:p text:style-name="P1"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4637.7055650572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" draw:layer="layout" svg:x1="9.9cm" svg:y1="20.6cm" svg:x2="9.9cm" svg:y2="21.8cm">
          <text:p/>
        </draw:line>
        <draw:custom-shape draw:style-name="gr18" draw:text-style-name="P4" draw:layer="layout" svg:width="4.2cm" svg:height="1.3cm" svg:x="8cm" svg:y="21.8cm">
          <text:p text:style-name="P4"><text:span text:style-name="T3">Search for staff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4.2cm" svg:height="1.5cm" svg:x="14cm" svg:y="21.8cm">
          <text:p text:style-name="P1"><text:span text:style-name="T4">Staff 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9" draw:text-style-name="P1" draw:layer="layout" svg:x1="14cm" svg:y1="22.5cm" svg:x2="12.2cm" svg:y2="22.5cm">
          <text:p/>
        </draw:line>
        <draw:custom-shape draw:style-name="gr20" draw:text-style-name="P3" draw:layer="layout" svg:width="3.1cm" svg:height="2cm" svg:x="8.4cm" svg:y="23.7cm">
          <text:p text:style-name="P3"><text:span text:style-name="T2">Staff </text:span></text:p>
          <text:p text:style-name="P3"><text:span text:style-name="T2">found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9" draw:text-style-name="P1" draw:layer="layout" svg:x1="10cm" svg:y1="23.1cm" svg:x2="10cm" svg:y2="23.8cm">
          <text:p/>
        </draw:line>
        <draw:line draw:style-name="gr12" draw:text-style-name="P1" draw:layer="layout" svg:x1="8.4cm" svg:y1="24.7cm" svg:x2="5.9cm" svg:y2="24.7cm">
          <text:p/>
        </draw:line>
        <draw:line draw:style-name="gr12" draw:text-style-name="P1" draw:layer="layout" svg:x1="5.9cm" svg:y1="24.7cm" svg:x2="5.9cm" svg:y2="20.3cm">
          <text:p/>
        </draw:line>
        <draw:line draw:style-name="gr9" draw:text-style-name="P1" draw:layer="layout" svg:x1="5.9cm" svg:y1="20.3cm" svg:x2="7.8cm" svg:y2="20.3cm">
          <text:p/>
        </draw:line>
        <draw:frame draw:style-name="gr16" draw:layer="layout" svg:width="1.311cm" svg:height="0.962cm" svg:x="5.9cm" svg:y="23.538cm">
          <draw:text-box>
            <text:p>No</text:p>
          </draw:text-box>
        </draw:frame>
        <draw:line draw:style-name="gr9" draw:text-style-name="P1" draw:layer="layout" svg:x1="10cm" svg:y1="25.7cm" svg:x2="10cm" svg:y2="26.7cm">
          <text:p/>
        </draw:line>
        <draw:custom-shape draw:style-name="gr14" draw:text-style-name="P1" draw:layer="layout" svg:width="5.169cm" svg:height="1.133cm" svg:x="7.331cm" svg:y="26.7cm">
          <text:p text:style-name="P1"><text:span text:style-name="T3"/></text:p>
          <text:p text:style-name="P1"><text:span text:style-name="T2">Display staff data</text:span></text:p>
          <text:p text:style-name="P1"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4637.7055650572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6" draw:layer="layout" svg:width="1.535cm" svg:height="0.962cm" svg:x="10.165cm" svg:y="25.6cm">
          <draw:text-box>
            <text:p>Yes</text:p>
          </draw:text-box>
        </draw:frame>
        <draw:line draw:style-name="gr12" draw:text-style-name="P1" draw:layer="layout" svg:x1="5cm" svg:y1="18.3cm" svg:x2="3.6cm" svg:y2="18.3cm">
          <text:p/>
        </draw:line>
        <draw:line draw:style-name="gr9" draw:text-style-name="P1" draw:layer="layout" svg:x1="3.6cm" svg:y1="18.3cm" svg:x2="3.6cm" svg:y2="20.2cm">
          <text:p/>
        </draw:line>
        <draw:custom-shape draw:style-name="gr21" draw:text-style-name="P1" draw:layer="layout" svg:width="4.5cm" svg:height="1cm" svg:x="1.3cm" svg:y="20.2cm">
          <text:p text:style-name="P1"><text:span text:style-name="T3"/></text:p>
          <text:p text:style-name="P1"><text:span text:style-name="T2">Open database</text:span></text:p>
          <text:p text:style-name="P1"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4637.7055650572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1" draw:layer="layout" svg:x1="3.6cm" svg:y1="21.2cm" svg:x2="3.6cm" svg:y2="23.1cm">
          <text:p/>
        </draw:lin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7T12:00:58.105000000</meta:creation-date>
    <dc:date>2014-11-27T13:38:31.098000000</dc:date>
    <meta:editing-duration>PT1H22M20S</meta:editing-duration>
    <meta:editing-cycles>7</meta:editing-cycles>
    <meta:generator>LibreOffice/4.3.2.2$Windows_x86 LibreOffice_project/edfb5295ba211bd31ad47d0bad0118690f76407d</meta:generator>
    <meta:document-statistic meta:object-count="49"/>
  </office:meta>
</office:document-meta>
</file>